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d3909"/>
    </style:style>
    <style:style style:name="P3" style:family="paragraph" style:parent-style-name="Standard">
      <style:text-properties style:font-name="Arial" officeooo:paragraph-rsid="000eee53"/>
    </style:style>
    <style:style style:name="P4" style:family="paragraph" style:parent-style-name="Standard">
      <style:text-properties style:font-name="Arial" officeooo:rsid="000eee53" officeooo:paragraph-rsid="0011f5a5"/>
    </style:style>
    <style:style style:name="P5" style:family="paragraph" style:parent-style-name="Standard">
      <style:text-properties style:font-name="Arial" officeooo:paragraph-rsid="0011f5a5"/>
    </style:style>
    <style:style style:name="P6" style:family="paragraph" style:parent-style-name="Standard">
      <style:text-properties officeooo:paragraph-rsid="00106249"/>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text-properties style:font-name="Arial" officeooo:rsid="000eee53" officeooo:paragraph-rsid="0011f5a5"/>
    </style:style>
    <style:style style:name="T1" style:family="text">
      <style:text-properties fo:font-weight="bold" style:font-weight-asian="bold" style:font-weight-complex="bold"/>
    </style:style>
    <style:style style:name="T2" style:family="text">
      <style:text-properties fo:font-weight="bold" officeooo:rsid="000d92f9" style:font-weight-asian="bold" style:font-weight-complex="bold"/>
    </style:style>
    <style:style style:name="T3" style:family="text">
      <style:text-properties officeooo:rsid="000d3909"/>
    </style:style>
    <style:style style:name="T4" style:family="text">
      <style:text-properties style:font-name="Arial"/>
    </style:style>
    <style:style style:name="T5" style:family="text">
      <style:text-properties style:font-name="Arial" officeooo:rsid="000d92f9"/>
    </style:style>
    <style:style style:name="T6" style:family="text">
      <style:text-properties style:font-name="Arial" officeooo:rsid="00106249"/>
    </style:style>
    <style:style style:name="T7" style:family="text">
      <style:text-properties fo:font-style="normal" style:font-style-asian="normal" style:font-style-complex="normal"/>
    </style:style>
    <style:style style:name="T8" style:family="text">
      <style:text-properties fo:font-style="normal" officeooo:rsid="000d3909" style:font-style-asian="normal" style:font-style-complex="normal"/>
    </style:style>
    <style:style style:name="T9" style:family="text">
      <style:text-properties officeooo:rsid="000d92f9"/>
    </style:style>
    <style:style style:name="T10" style:family="text">
      <style:text-properties officeooo:rsid="000eee53"/>
    </style:style>
    <style:style style:name="T11" style:family="text">
      <style:text-properties fo:font-weight="normal" style:font-weight-asian="normal" style:font-weight-complex="normal"/>
    </style:style>
    <style:style style:name="T12" style:family="text">
      <style:text-properties fo:font-weight="normal" officeooo:rsid="000d92f9" style:font-weight-asian="normal" style:font-weight-complex="normal"/>
    </style:style>
    <style:style style:name="T13" style:family="text">
      <style:text-properties fo:font-weight="normal" officeooo:rsid="0011f5a5" style:font-weight-asian="normal" style:font-weight-complex="normal"/>
    </style:style>
    <style:style style:name="T14" style:family="text">
      <style:text-properties fo:font-weight="normal" officeooo:rsid="000eee53" style:font-weight-asian="normal" style:font-weight-complex="normal"/>
    </style:style>
    <style:style style:name="T15" style:family="text">
      <style:text-properties fo:font-weight="normal" officeooo:rsid="0011fa60" style:font-weight-asian="normal" style:font-weight-complex="normal"/>
    </style:style>
    <style:style style:name="T16" style:family="text">
      <style:text-properties officeooo:rsid="00106249"/>
    </style:style>
    <style:style style:name="T17" style:family="text">
      <style:text-properties officeooo:rsid="0011f5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sponse to reviewers’ comments</text:p>
      <text:p text:style-name="P7">Response to reviewer #1:</text:p>
      <text:p text:style-name="P1"><text:span text:style-name="T1">A: </text:span>We thank Reviewer #1 for the assessment of our study.</text:p>
      <text:p text:style-name="P7">Response to reviewer #2:</text:p>
      <text:p text:style-name="P1"><text:span text:style-name="T1">R2:</text:span>“The authors should use DF/F to quantify over time the calcium response in photoreceptors. Furthermore, they should show that there is no concern of motion artifact when the pressure changes - as it could be a concern”.</text:p>
      <text:p text:style-name="P2"><text:span text:style-name="T1">A: </text:span>We <text:span text:style-name="T3">used the</text:span><text:span text:style-name="T8"> </text:span><text:span text:style-name="T7">ΔR/R </text:span><text:span text:style-name="T8">measure (as defined in Böhm et al. 2016) to correct for motion artifacts due to the larvae moving out of the focal plane at the onset of pressure stimulation. This measure calculates the ratio of the GCaMP signal and a reference fluorescent signal (tdTomato in our case). This ratiometric quantification can better correct for changes in fluorescence that are not related to changes in calcium concentration than the ΔF/F metric, which does not use an independent reference channel.</text:span></text:p>
      <text:p text:style-name="P1"><text:span text:style-name="T1">R2: “</text:span>The authors have not shown<text:line-break/>1- how the off response to decrease of pressure is mediated<text:line-break/>2- which receptor/channel mediates in photoreceptors the response to increased pressure,<text:line-break/>3- nor how the integration of light and pressure information is integrated by photoreceptors in order to guide the behavior of the larvae.</text:p>
      <text:p text:style-name="P3">These points are beyond the scope of the study. However, if possible within a short time frame, it would be really interesting to find out whether conflicting stimuli or converging stimuli (light &amp; pressure) can cancel each other out or synergize. In particular since the authors cite unpublished results in the discussion: "Our unpublished results indeed suggest that green light determines the direction of swimming and can override upward swimming induced by pressure, which only influences the speed of swimming (LABC and GJ, unpublished)." Showing in one panel this very cool phenomenon would be exciting &amp; open tons of questions for the field.”</text:p>
      <text:p text:style-name="P3"><text:span text:style-name="T2">A: </text:span><text:span text:style-name="T14">We agree that investigating the interaction of light and pressure is a very exciting direction. However, doing it properly with the rigour we characterised pressure sensation here (across stages, pressure levels and genotypes) and phototaxis </text:span><text:span text:style-name="T13">and U</text:span><text:span text:style-name="T15">V</text:span><text:span text:style-name="T13"> avoidance</text:span><text:span text:style-name="T14"> in previous work (across stages, wavelengths, genotypes and stimulus direction; see Randel et al. 2014, Gühmann et al. 2015, Verasztó et al. 2018, </text:span><text:span text:style-name="T13">Jokura et al. 2023</text:span><text:span text:style-name="T14">) would require a separate in-depth study.</text:span></text:p>
      <text:p text:style-name="P3"><text:span text:style-name="T9">We agree with points </text:span><text:span text:style-name="T10">1-3 regarding the limitations </text:span><text:span text:style-name="T9">and mentioned the</text:span><text:span text:style-name="T10">se</text:span><text:span text:style-name="T9"> in the discussion.</text:span></text:p>
      <text:p text:style-name="P6"><text:span text:style-name="T5">1. </text:span><text:span text:style-name="T6">A</text:span><text:span text:style-name="T5">lthough we </text:span><text:span text:style-name="T6">carried out</text:span><text:span text:style-name="T5"> pressure-release experiments to characterise in more detail the response to pressure </text:span><text:span text:style-name="T6">OFF,</text:span><text:span text:style-name="T5"> our setup did not allow us to control pressure release as accurately as we could for pressure increase. Therefore, we decided not to address this aspect of the response in </text:span><text:span text:style-name="T6">more detail in this study</text:span><text:span text:style-name="T5">.</text:span></text:p>
      <text:p text:style-name="P6"><text:span text:style-name="T4">“Upon a decrease in pressure, three-day-old (but not two-day-old) larvae also show an off-response characterised by downward swimming. We have not analysed in detail the neuronal mechanisms of this response but it may depend on an inverted activation of the cPRC circuit, as happens during UV avoidance (</text:span><text:a xlink:type="simple" xlink:href="http://localhost:5771/#ref-jokura2023" text:style-name="Internet_20_link" text:visited-style-name="Visited_20_Internet_20_Link"><text:span text:style-name="T4">Jokura et al., 2023</text:span></text:a><text:span text:style-name="T4">)”</text:span></text:p>
      <text:p text:style-name="P5"><text:span text:style-name="T9">2. </text:span><text:span text:style-name="T16">W</text:span><text:span text:style-name="T9">e decided </text:span><text:span text:style-name="T16">not to explore this important question in this study,</text:span><text:span text:style-name="T9"> due to the significant </text:span><text:span text:style-name="T16">effort it</text:span><text:span text:style-name="T9"> would </text:span><text:span text:style-name="T16">take </text:span><text:span text:style-name="T9">to </text:span><text:span text:style-name="T16">test the</text:span><text:span text:style-name="T9"> expression and function of potential candidate </text:span><text:span text:style-name="T16">channels </text:span><text:span text:style-name="T9">in pressure transduction mechanism. “</text:span>The cellular and molecular mechanisms by which cPRCs sense <text:soft-page-break/>and transduce changes in hydrostatic pressure deserve further enquiry. “ <text:span text:style-name="T9">and “</text:span>The molecular mechanisms of pressure detection remain unclear. Components of the phototransduction cascade may be involved in pressure sensation. Our results indicate that the ciliary opsin required for detecting UV light is not essential for pressure sensation.“ <text:span text:style-name="T17">We hypothesise in the discussion </text:span><text:span text:style-name="T9">that TRP channels may play a role in </text:span><text:span text:style-name="T17">pressure</text:span><text:span text:style-name="T9"> transduction, due to their </text:span><text:span text:style-name="T17">diversity, multiple </text:span><text:span text:style-name="T9">modalit</text:span><text:span text:style-name="T17">ies</text:span><text:span text:style-name="T9"> and participation in phototransduction cascade</text:span><text:span text:style-name="T17">s</text:span><text:span text:style-name="T9">.</text:span></text:p>
      <text:p text:style-name="P4">3. We considered that the complexity of this question merits a separate study, where both cues can be accurately titrated and temporally combined to dissect the mechanisms of sensory integration. <text:span text:style-name="T12">W</text:span><text:span text:style-name="T11">e have </text:span><text:span text:style-name="T13">therefore</text:span><text:span text:style-name="T11"> removed the sentence referring to the interaction of phototaxis and the pressure response from the discussion.</text:span></text:p>
      <text:p text:style-name="P4">“How UV and pressure signals are integrated by the cPRC and how other light responses such as phototaxis interact with pressure responses remain exciting avenues for future researc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ezares Calderon, Luis</meta:initial-creator>
    <meta:editing-cycles>82</meta:editing-cycles>
    <meta:creation-date>2024-04-24T13:14:00</meta:creation-date>
    <dc:date>2024-05-03T17:21:13.791000000</dc:date>
    <meta:editing-duration>PT23H39M52S</meta:editing-duration>
    <meta:generator>LibreOffice/7.6.4.1$Windows_X86_64 LibreOffice_project/e19e193f88cd6c0525a17fb7a176ed8e6a3e2aa1</meta:generator>
    <meta:document-statistic meta:table-count="0" meta:image-count="0" meta:object-count="0" meta:page-count="2" meta:paragraph-count="15" meta:word-count="680" meta:character-count="4336" meta:non-whitespace-character-count="3671"/>
    <meta:user-defined meta:name="AppVersion">16.0000</meta:user-defined>
    <meta:template xlink:type="simple" xlink:actuate="onRequest" xlink:title="Normal" xlink:href=""/>
  </office:meta>
</office:document-meta>
</file>